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Generator.getHeadersAsXM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SessionAttribute( Session session , String name ,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modifiedSince( long 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Generator.setDateHeader( String name , String date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Generator.addDateHeader( String name , String date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Generato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SGenerator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Generato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Generator.setDateHeader( String name ,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LocalesA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LocalesA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Requested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NamesA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response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( String name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addDateHeader( String name , String date , Date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Values( String name , String form_encoding ,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Generato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addDateHeader( String name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HeaderNamesA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AsXML( String name , String defaultValue , String form_encoding ,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Generator.setDateHeader( String name , String date , Date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DateHeader( String name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ValuesAsXML( String name , String form_encoding ,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Generator.getAttributeNames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addDateHeader( String name ,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( String name , String defaultValue , String form_encoding ,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Generat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Generator.getSessionAttributeNames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Generator.setDateHeader( String name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